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 Mono" svg:font-family="'WenQuanYi Micro Hei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2639in"/>
    </style:style>
    <style:style style:name="Table1.C" style:family="table-column">
      <style:table-column-properties style:column-width="1.7313in"/>
    </style:style>
    <style:style style:name="Table1.D" style:family="table-column">
      <style:table-column-properties style:column-width="1.73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896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4.3333in"/>
    </style:style>
    <style:style style:name="Table2.A1" style:family="table-cell">
      <style:table-cell-properties fo:padding="0.0382in" fo:border-left="0.05pt solid #ff6600" fo:border-right="none" fo:border-top="0.05pt solid #ff6600" fo:border-bottom="0.05pt solid #ff6600"/>
    </style:style>
    <style:style style:name="Table2.C1" style:family="table-cell">
      <style:table-cell-properties fo:padding="0.0382in" fo:border="0.05pt solid #ff6600"/>
    </style:style>
    <style:style style:name="Table2.A2" style:family="table-cell">
      <style:table-cell-properties fo:padding="0.0382in" fo:border-left="0.05pt solid #ff6600" fo:border-right="none" fo:border-top="none" fo:border-bottom="0.05pt solid #ff6600"/>
    </style:style>
    <style:style style:name="Table2.C2" style:family="table-cell">
      <style:table-cell-properties fo:padding="0.0382in" fo:border-left="0.05pt solid #ff6600" fo:border-right="0.05pt solid #ff6600" fo:border-top="none" fo:border-bottom="0.05pt solid #ff66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ff66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ff66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6.9271in"/>
    </style:style>
    <style:style style:name="Table5.A1" style:family="table-cell">
      <style:table-cell-properties fo:padding="0.0382in" fo:border="0.05pt solid #ff66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ff66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ff66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ff66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ff66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2.7396in"/>
    </style:style>
    <style:style style:name="Table10.B" style:family="table-column">
      <style:table-column-properties style:column-width="4.1875in"/>
    </style:style>
    <style:style style:name="Table10.A1" style:family="table-cell">
      <style:table-cell-properties style:vertical-align="middle" fo:padding="0.0382in" fo:border="0.05pt solid #ff6600"/>
    </style:style>
    <style:style style:name="Table10.A2" style:family="table-cell">
      <style:table-cell-properties style:vertical-align="middle" fo:padding="0.0382in" fo:border-left="0.05pt solid #ff6600" fo:border-right="none" fo:border-top="none" fo:border-bottom="0.05pt solid #ff6600"/>
    </style:style>
    <style:style style:name="Table10.B2" style:family="table-cell">
      <style:table-cell-properties style:vertical-align="middle" fo:padding="0.0382in" fo:border-left="0.05pt solid #ff6600" fo:border-right="0.05pt solid #ff6600" fo:border-top="none" fo:border-bottom="0.05pt solid #ff66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ff66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ff66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ff66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style:min-row-height="0.7813in"/>
    </style:style>
    <style:style style:name="Table14.A1" style:family="table-cell">
      <style:table-cell-properties fo:padding="0.0382in" fo:border="0.05pt solid #ff6600"/>
    </style:style>
    <style:style style:name="P1" style:family="paragraph" style:parent-style-name="Standard">
      <style:text-properties officeooo:paragraph-rsid="000246e0"/>
    </style:style>
    <style:style style:name="P2" style:family="paragraph" style:parent-style-name="Text_20_body">
      <style:text-properties officeooo:paragraph-rsid="00001aa5"/>
    </style:style>
    <style:style style:name="P3" style:family="paragraph" style:parent-style-name="Text_20_body">
      <style:text-properties officeooo:paragraph-rsid="0001c51f"/>
    </style:style>
    <style:style style:name="P4" style:family="paragraph" style:parent-style-name="Text_20_body">
      <style:text-properties officeooo:rsid="000246e0" officeooo:paragraph-rsid="000246e0"/>
    </style:style>
    <style:style style:name="P5" style:family="paragraph" style:parent-style-name="Text_20_body">
      <style:text-properties officeooo:rsid="00071d73" officeooo:paragraph-rsid="00071d73"/>
    </style:style>
    <style:style style:name="P6" style:family="paragraph" style:parent-style-name="Text_20_body">
      <style:text-properties officeooo:rsid="0007714b" officeooo:paragraph-rsid="0007714b"/>
    </style:style>
    <style:style style:name="P7" style:family="paragraph" style:parent-style-name="Text_20_body">
      <style:text-properties officeooo:rsid="00082338" officeooo:paragraph-rsid="00082338"/>
    </style:style>
    <style:style style:name="P8" style:family="paragraph" style:parent-style-name="Text_20_body">
      <style:text-properties officeooo:rsid="000de9e3" officeooo:paragraph-rsid="000de9e3"/>
    </style:style>
    <style:style style:name="P9" style:family="paragraph" style:parent-style-name="Table_20_Contents">
      <style:text-properties officeooo:paragraph-rsid="0000b1cc"/>
    </style:style>
    <style:style style:name="P10" style:family="paragraph" style:parent-style-name="Table_20_Contents">
      <style:text-properties officeooo:rsid="0000b1cc" officeooo:paragraph-rsid="0000b1cc"/>
    </style:style>
    <style:style style:name="P11" style:family="paragraph" style:parent-style-name="Table_20_Contents">
      <style:text-properties officeooo:paragraph-rsid="000246e0"/>
    </style:style>
    <style:style style:name="P12" style:family="paragraph" style:parent-style-name="Table_20_Contents">
      <style:text-properties officeooo:rsid="000246e0" officeooo:paragraph-rsid="000246e0"/>
    </style:style>
    <style:style style:name="P13" style:family="paragraph" style:parent-style-name="Table_20_Contents">
      <style:text-properties officeooo:rsid="000246e0" officeooo:paragraph-rsid="00051ee2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font-weight="bold" officeooo:rsid="00031933" officeooo:paragraph-rsid="00031933" style:font-weight-asian="bold" style:font-weight-complex="bold"/>
    </style:style>
    <style:style style:name="P16" style:family="paragraph" style:parent-style-name="Table_20_Contents">
      <style:text-properties fo:font-weight="bold" officeooo:paragraph-rsid="0003193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text-properties officeooo:paragraph-rsid="00031933"/>
    </style:style>
    <style:style style:name="P19" style:family="paragraph" style:parent-style-name="Table_20_Contents">
      <style:text-properties fo:font-weight="normal" style:font-weight-asian="normal" style:font-weight-complex="normal"/>
    </style:style>
    <style:style style:name="P20" style:family="paragraph" style:parent-style-name="Table_20_Contents">
      <style:text-properties fo:font-weight="normal" officeooo:rsid="00031933" officeooo:paragraph-rsid="00031933" style:font-weight-asian="normal" style:font-weight-complex="normal"/>
    </style:style>
    <style:style style:name="P21" style:family="paragraph" style:parent-style-name="Table_20_Contents">
      <style:text-properties fo:font-weight="normal" officeooo:paragraph-rsid="00043beb" style:font-weight-asian="normal" style:font-weight-complex="normal"/>
    </style:style>
    <style:style style:name="P22" style:family="paragraph" style:parent-style-name="Table_20_Contents">
      <style:text-properties fo:font-weight="normal" officeooo:paragraph-rsid="00049515" style:font-weight-asian="normal" style:font-weight-complex="normal"/>
    </style:style>
    <style:style style:name="P23" style:family="paragraph" style:parent-style-name="Table_20_Contents">
      <style:text-properties officeooo:paragraph-rsid="00043beb"/>
    </style:style>
    <style:style style:name="P24" style:family="paragraph" style:parent-style-name="Table_20_Contents">
      <style:text-properties officeooo:paragraph-rsid="00049515"/>
    </style:style>
    <style:style style:name="P25" style:family="paragraph" style:parent-style-name="Table_20_Contents">
      <style:text-properties fo:font-size="8pt" fo:font-style="italic" fo:font-weight="normal" officeooo:paragraph-rsid="00049515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Table_20_Contents">
      <style:text-properties officeooo:paragraph-rsid="00051ee2"/>
    </style:style>
    <style:style style:name="P27" style:family="paragraph" style:parent-style-name="Table_20_Contents">
      <style:text-properties officeooo:rsid="00051ee2" officeooo:paragraph-rsid="00051ee2"/>
    </style:style>
    <style:style style:name="P28" style:family="paragraph" style:parent-style-name="Table_20_Contents">
      <style:text-properties officeooo:rsid="00082338" officeooo:paragraph-rsid="00082338"/>
    </style:style>
    <style:style style:name="P29" style:family="paragraph" style:parent-style-name="Table_20_Contents">
      <style:text-properties officeooo:paragraph-rsid="00082338"/>
    </style:style>
    <style:style style:name="P30" style:family="paragraph" style:parent-style-name="Table_20_Contents">
      <style:text-properties officeooo:rsid="0008c3c0" officeooo:paragraph-rsid="0008c3c0"/>
    </style:style>
    <style:style style:name="P31" style:family="paragraph" style:parent-style-name="Table_20_Contents">
      <style:text-properties officeooo:rsid="0008c3c0" officeooo:paragraph-rsid="0009980f"/>
    </style:style>
    <style:style style:name="P32" style:family="paragraph" style:parent-style-name="Table_20_Contents">
      <style:text-properties officeooo:rsid="0009980f" officeooo:paragraph-rsid="0009980f"/>
    </style:style>
    <style:style style:name="P33" style:family="paragraph" style:parent-style-name="Table_20_Contents">
      <style:text-properties officeooo:rsid="00112b31" officeooo:paragraph-rsid="00112b31"/>
    </style:style>
    <style:style style:name="P34" style:family="paragraph" style:parent-style-name="Table_20_Contents">
      <style:paragraph-properties fo:background-color="#ff3399">
        <style:background-image/>
      </style:paragraph-properties>
      <style:text-properties fo:color="#ffffff" fo:font-weight="bold" officeooo:paragraph-rsid="00043beb" style:font-weight-asian="bold" style:font-weight-complex="bold"/>
    </style:style>
    <style:style style:name="P35" style:family="paragraph" style:parent-style-name="Table_20_Contents">
      <style:paragraph-properties fo:break-before="page"/>
      <style:text-properties officeooo:rsid="0009980f" officeooo:paragraph-rsid="0009980f"/>
    </style:style>
    <style:style style:name="P36" style:family="paragraph" style:parent-style-name="Table_20_Contents">
      <style:paragraph-properties fo:background-color="transparent">
        <style:background-image/>
      </style:paragraph-properties>
      <style:text-properties fo:color="#000000" fo:font-weight="bold" officeooo:paragraph-rsid="00043beb" style:font-weight-asian="bold" style:font-weight-complex="bold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3">
      <style:paragraph-properties fo:break-before="page"/>
    </style:style>
    <style:style style:name="T1" style:family="text">
      <style:text-properties officeooo:rsid="00001aa5"/>
    </style:style>
    <style:style style:name="T2" style:family="text">
      <style:text-properties officeooo:rsid="00001aa5" style:language-asian="en" style:country-asian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3beb" style:font-weight-asian="bold" style:font-weight-complex="bold"/>
    </style:style>
    <style:style style:name="T5" style:family="text">
      <style:text-properties officeooo:rsid="0000b1cc"/>
    </style:style>
    <style:style style:name="T6" style:family="text">
      <style:text-properties officeooo:rsid="0001c51f"/>
    </style:style>
    <style:style style:name="T7" style:family="text">
      <style:text-properties officeooo:rsid="000246e0"/>
    </style:style>
    <style:style style:name="T8" style:family="text">
      <style:text-properties officeooo:rsid="00031933"/>
    </style:style>
    <style:style style:name="T9" style:family="text">
      <style:text-properties officeooo:rsid="00043beb"/>
    </style:style>
    <style:style style:name="T10" style:family="text">
      <style:text-properties officeooo:rsid="00049515"/>
    </style:style>
    <style:style style:name="T11" style:family="text">
      <style:text-properties officeooo:rsid="00051ee2"/>
    </style:style>
    <style:style style:name="T12" style:family="text">
      <style:text-properties officeooo:rsid="00067623"/>
    </style:style>
    <style:style style:name="T13" style:family="text">
      <style:text-properties officeooo:rsid="00082338"/>
    </style:style>
    <style:style style:name="T14" style:family="text">
      <style:text-properties officeooo:rsid="0009980f"/>
    </style:style>
    <style:style style:name="T15" style:family="text">
      <style:text-properties officeooo:rsid="000c35dd"/>
    </style:style>
    <style:style style:name="T16" style:family="text">
      <style:text-properties officeooo:rsid="000de9e3"/>
    </style:style>
    <style:style style:name="T17" style:family="text">
      <style:text-properties officeooo:rsid="000faf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SQL基于ROW格式的复制replication与恢复recovery</text:p>
      <text:p text:style-name="P2"/>
      <text:p text:style-name="P2"><text:span text:style-name="T3">摘要：</text:span>MYSQL BINLOG<text:span text:style-name="T1">有三种格式,分别是Statement、Row、Mixed。</text:span><text:span text:style-name="T2">Statement记录了用户执行的原始SQL,而Row则是记录了行的修改情况,在MySQL 5.5版本默认是STATEMENT模式（SBR）,在MySQL 5.6以上的版本默认是Mixd格式,但为了保证复制数据的完整性,建议生产环境都使用Row格式,就前面所说的Row记录的是行数据的修改情况,而不是原始SQL。</text:span><text:span text:style-name="T1">那么线上或者测试环境误删除或者更新几条数据后,又想恢复,那怎么办呢?下面演示基于BINLOG格式为Row的误操作后数据恢复,那么怎么把Binlog解析出来生成反向的原始SQL呢?下面基于mysql5.7来实现。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二进制日志格式</text:p>
          </table:table-cell>
          <table:table-cell table:style-name="Table1.A1" office:value-type="string">
            <text:p text:style-name="P11">Statement<text:span text:style-name="T7">（SBR）</text:span></text:p>
          </table:table-cell>
          <table:table-cell table:style-name="Table1.A1" office:value-type="string">
            <text:p text:style-name="P11">Row<text:span text:style-name="T7">（RBR）</text:span></text:p>
          </table:table-cell>
          <table:table-cell table:style-name="Table1.D1" office:value-type="string">
            <text:p text:style-name="P11">Mixed<text:span text:style-name="T7">（MBR）</text:span></text:p>
          </table:table-cell>
        </table:table-row>
        <table:table-row>
          <table:table-cell table:style-name="Table1.A2" office:value-type="string">
            <text:p text:style-name="Table_20_Contents">日志内容</text:p>
          </table:table-cell>
          <table:table-cell table:style-name="Table1.A2" office:value-type="string">
            <text:p text:style-name="P9"><text:span text:style-name="T5">修改数据的</text:span>sql语句</text:p>
          </table:table-cell>
          <table:table-cell table:style-name="Table1.A2" office:value-type="string">
            <text:p text:style-name="P10">记录修改过的值</text:p>
          </table:table-cell>
          <table:table-cell table:style-name="Table1.D2" table:number-rows-spanned="3" office:value-type="string">
            <text:p text:style-name="P10">两种模式的混合使用<text:line-break/></text:p>
            <text:p text:style-name="P10">一般的语句修改使用statment格式保存binlog；若一些函数，statement无法完成主从复制的操作，则采用row格式保存</text:p>
            <text:p text:style-name="P10">MySQL会根据执行的每一条具体的sql语句来区分对待记录的日志形式，也就是在Statement和Row之间选择一种</text:p>
          </table:table-cell>
        </table:table-row>
        <table:table-row>
          <table:table-cell table:style-name="Table1.A2" office:value-type="string">
            <text:p text:style-name="Table_20_Contents">优点</text:p>
          </table:table-cell>
          <table:table-cell table:style-name="Table1.A2" office:value-type="string">
            <text:p text:style-name="P10">减少了binlog日志量，节约IO，提高性能</text:p>
          </table:table-cell>
          <table:table-cell table:style-name="Table1.A2" office:value-type="string">
            <text:p text:style-name="P10">非常清楚的记录下每一行数据修改的细节。而且不会出现某些特定情况下的存储过程，或function，以及trigger的调用和触发无法被正确复制的问题</text:p>
          </table:table-cell>
          <table:covered-table-cell/>
        </table:table-row>
        <table:table-row>
          <table:table-cell table:style-name="Table1.A2" office:value-type="string">
            <text:p text:style-name="Table_20_Contents">缺点</text:p>
          </table:table-cell>
          <table:table-cell table:style-name="Table1.A2" office:value-type="string">
            <text:p text:style-name="P10">在某些情况下会导致master-slave中的数据不一致(如sleep()函数， last_insert_id()，以及user-defined functions(udf)等会出现问题)</text:p>
          </table:table-cell>
          <table:table-cell table:style-name="Table1.A2" office:value-type="string">
            <text:p text:style-name="P10">会产生大量的日志，尤其是alter table的时候会让日志暴涨</text:p>
          </table:table-cell>
          <table:covered-table-cell/>
        </table:table-row>
      </table:table>
      <text:p text:style-name="P8"/>
      <text:p text:style-name="P3">情景1：全备份数据丢失或损坏，数据被误删除后如何恢复？</text:p>
      <text:p text:style-name="P3">情节2：数据更新了又想恢复，怎么做？</text:p>
      <text:h text:style-name="P38" text:outline-level="1">情景1：全备份数据丢失或损坏，数据被误删除后如何恢复？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数据库版本</text:p>
          </table:table-cell>
          <table:table-cell table:style-name="Table2.A1" office:value-type="string">
            <text:p text:style-name="Table_20_Contents">二进制日志默认模式</text:p>
          </table:table-cell>
          <table:table-cell table:style-name="Table2.C1" office:value-type="string">
            <text:p text:style-name="P12">打开binlog并设置为row格式</text:p>
          </table:table-cell>
        </table:table-row>
        <table:table-row>
          <table:table-cell table:style-name="Table2.A2" office:value-type="string">
            <text:p text:style-name="Table_20_Contents"><text:span text:style-name="T6">MySQL5.7</text:span></text:p>
          </table:table-cell>
          <table:table-cell table:style-name="Table2.A2" office:value-type="string">
            <text:p text:style-name="Table_20_Contents">ROW（RBR）</text:p>
          </table:table-cell>
          <table:table-cell table:style-name="Table2.C2" office:value-type="string">
            <text:p text:style-name="Table_20_Contents">[mysqld]</text:p>
            <text:p text:style-name="Table_20_Contents">log-bin=/var/lib/mysql-binlog/mastera</text:p>
            <text:p text:style-name="Table_20_Contents">server-id=1</text:p>
          </table:table-cell>
        </table:table-row>
        <table:table-row>
          <table:table-cell table:style-name="Table2.A2" office:value-type="string">
            <text:p text:style-name="Table_20_Contents">Mariadb<text:span text:style-name="T7">5.5</text:span></text:p>
          </table:table-cell>
          <table:table-cell table:style-name="Table2.A2" office:value-type="string">
            <text:p text:style-name="Table_20_Contents">Statement<text:span text:style-name="T7">（SBR）</text:span></text:p>
          </table:table-cell>
          <table:table-cell table:style-name="Table2.C2" office:value-type="string">
            <text:p text:style-name="Table_20_Contents">[mysqld]</text:p>
            <text:p text:style-name="Table_20_Contents">log-bin=/var/lib/mysql-binlog/mastera</text:p>
            <text:p text:style-name="Table_20_Contents">binlog-format=row</text:p>
          </table:table-cell>
        </table:table-row>
      </table:table>
      <text:h text:style-name="Heading_20_2" text:outline-level="2"><text:span text:style-name="T7">1.1 打开binlog<text:tab/>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[root@mastera0 ~]# vim /etc/my.cnf</text:p>
            <text:p text:style-name="Table_20_Contents"># For advice on how to change settings please see</text:p>
            <text:p text:style-name="Table_20_Contents"># http://dev.mysql.com/doc/refman/5.7/en/server-configuration-defaults.html</text:p>
            <text:p text:style-name="Table_20_Contents"></text:p>
            <text:p text:style-name="Table_20_Contents">[mysqld]</text:p>
            <text:p text:style-name="Table_20_Contents">#</text:p>
            <text:p text:style-name="Table_20_Contents"># Remove leading # and set to the amount of RAM for the most important data</text:p>
            <text:p text:style-name="Table_20_Contents"># cache in MySQL. Start at 70% of total RAM for dedicated server, else 10%.</text:p>
            <text:p text:style-name="Table_20_Contents"># innodb_buffer_pool_size = 128M</text:p>
            <text:p text:style-name="Table_20_Contents">#</text:p>
            <text:p text:style-name="Table_20_Contents"># Remove leading # to turn on a very important data integrity option: logging</text:p>
            <text:p text:style-name="Table_20_Contents"># changes to the binary log between backups.</text:p>
            <text:p text:style-name="Table_20_Contents"># log_bin</text:p>
            <text:p text:style-name="Table_20_Contents">#</text:p>
            <text:p text:style-name="Table_20_Contents"># Remove leading # to set options mainly useful for reporting servers.</text:p>
            <text:p text:style-name="Table_20_Contents"># The server defaults are faster for transactions and fast SELECTs.</text:p>
            <text:p text:style-name="Table_20_Contents"># Adjust sizes as needed, experiment to find the optimal values.</text:p>
            <text:p text:style-name="Table_20_Contents"># join_buffer_size = 128M</text:p>
            <text:p text:style-name="Table_20_Contents"># sort_buffer_size = 2M</text:p>
            <text:p text:style-name="Table_20_Contents"># read_rnd_buffer_size = 2M</text:p>
            <text:p text:style-name="Table_20_Contents">datadir=/var/lib/mysql</text:p>
            <text:p text:style-name="Table_20_Contents">socket=/var/lib/mysql/mysql.sock</text:p>
            <text:p text:style-name="Table_20_Contents"># Disabling symbolic-links is recommended to prevent assorted security risks</text:p>
            <text:p text:style-name="Table_20_Contents">symbolic-links=0</text:p>
            <text:p text:style-name="P14">#新增两行#########</text:p>
            <text:p text:style-name="P14">log-bin=/var/lib/mysql-binlog/mastera</text:p>
            <text:p text:style-name="P14">server-id=1</text:p>
            <text:p text:style-name="P14">###########</text:p>
            <text:p text:style-name="Table_20_Contents">log-error=/var/log/mysqld.log</text:p>
            <text:p text:style-name="Table_20_Contents">pid-file=/var/run/mysqld/mysqld.pid</text:p>
          </table:table-cell>
        </table:table-row>
      </table:table>
      <text:h text:style-name="Heading_20_2" text:outline-level="2"><text:span text:style-name="T7"></text:span>1.2 查看默认日志格式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1">mysql&gt; show variables like "binlog_format";</text:p>
            <text:p text:style-name="P11">+---------------+-------+</text:p>
            <text:p text:style-name="P11">| Variable_name | Value |</text:p>
            <text:p text:style-name="P11">+---------------+-------+</text:p>
            <text:p text:style-name="P11">| binlog_format | ROW <text:s text:c="2"/>|</text:p>
            <text:p text:style-name="P11">+---------------+-------+</text:p>
            <text:p text:style-name="P11">1 row in set (0.01 sec)</text:p>
          </table:table-cell>
        </table:table-row>
      </table:table>
      <text:h text:style-name="Heading_20_2" text:outline-level="2"><text:soft-page-break/>1.3 误操作</text:h>
      <text:p text:style-name="P4">写一个sql脚本，并导入数据库，创建数据库db1，新建表t1，并插入三行数据；进入数据库开启一个事务，删除db1.t1中的所有数据，并提交。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2">[root@workstation0 ~]# vi mysql.sql</text:p>
            <text:p text:style-name="P12">create database db1;</text:p>
            <text:p text:style-name="P12">use db1;</text:p>
            <text:p text:style-name="P12">create table t1 (id int,name varchar(20));</text:p>
            <text:p text:style-name="P12">insert into t1 values (1,'booboo'),(2,'tom'),(3,'mark');</text:p>
            <text:p text:style-name="P11">[root@mastera0 ~]# mysql -uroot -p'(Uploo00king)' &lt; mysql.sql</text:p>
            <text:p text:style-name="P11"></text:p>
            <text:p text:style-name="P11">mysql&gt; select * from db1.t1;</text:p>
            <text:p text:style-name="P11">+------+--------+</text:p>
            <text:p text:style-name="P11">| id <text:s text:c="2"/>| name <text:s text:c="2"/>|</text:p>
            <text:p text:style-name="P11">+------+--------+</text:p>
            <text:p text:style-name="P11">| <text:s text:c="3"/>1 | booboo |</text:p>
            <text:p text:style-name="P11">| <text:s text:c="3"/>2 | tom <text:s text:c="3"/>|</text:p>
            <text:p text:style-name="P11">| <text:s text:c="3"/>3 | mark <text:s text:c="2"/>|</text:p>
            <text:p text:style-name="P11">+------+--------+</text:p>
            <text:p text:style-name="P11">3 rows in set (0.00 sec)</text:p>
            <text:p text:style-name="P11"></text:p>
            <text:p text:style-name="P11">mysql&gt; begin;</text:p>
            <text:p text:style-name="P11">Query OK, 0 rows affected (0.00 sec)</text:p>
            <text:p text:style-name="P11"></text:p>
            <text:p text:style-name="P11">mysql&gt; delete from db1.t1;</text:p>
            <text:p text:style-name="P11">Query OK, 3 rows affected (0.00 sec)</text:p>
            <text:p text:style-name="P11"></text:p>
            <text:p text:style-name="P11">mysql&gt; select * from db1.t1;</text:p>
            <text:p text:style-name="P11">Empty set (0.00 sec)</text:p>
            <text:p text:style-name="P11"></text:p>
            <text:p text:style-name="P11">mysql&gt; rollback;</text:p>
            <text:p text:style-name="P11">Query OK, 0 rows affected (0.07 sec)</text:p>
            <text:p text:style-name="P11"></text:p>
            <text:p text:style-name="P11">mysql&gt; select * from db1.t1;</text:p>
            <text:p text:style-name="P11">+------+--------+</text:p>
            <text:p text:style-name="P11">| id <text:s text:c="2"/>| name <text:s text:c="2"/>|</text:p>
            <text:p text:style-name="P11">+------+--------+</text:p>
            <text:p text:style-name="P11">| <text:s text:c="3"/>1 | booboo |</text:p>
            <text:p text:style-name="P11">| <text:s text:c="3"/>2 | tom <text:s text:c="3"/>|</text:p>
            <text:p text:style-name="P11">| <text:s text:c="3"/>3 | mark <text:s text:c="2"/>|</text:p>
            <text:p text:style-name="P11">+------+--------+</text:p>
            <text:p text:style-name="P11">3 rows in set (0.00 sec)</text:p>
            <text:p text:style-name="P11"></text:p>
            <text:p text:style-name="P11">mysql&gt; delete from db1.t1;</text:p>
            <text:p text:style-name="P11">Query OK, 3 rows affected (0.18 sec)</text:p>
            <text:p text:style-name="P11"></text:p>
            <text:p text:style-name="P11">mysql&gt; commit;</text:p>
            <text:p text:style-name="P11">Query OK, 0 rows affected (0.00 sec)</text:p>
            <text:p text:style-name="P11"></text:p>
            <text:p text:style-name="P11">mysql&gt; select * from db1.t1;</text:p>
            <text:p text:style-name="P12">Empty set (0.00 sec)</text:p>
          </table:table-cell>
        </table:table-row>
      </table:table>
      <text:p text:style-name="P1"/>
      <text:p text:style-name="P1"/>
      <text:h text:style-name="Heading_20_2" text:outline-level="2"><text:soft-page-break/>1.4 查看日志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8">[root@mastera0 mysql-binlog]# ls</text:p>
            <text:p text:style-name="P18">mastera.000001 <text:s/>mastera.index</text:p>
          </table:table-cell>
        </table:table-row>
      </table:table>
      <text:p text:style-name="P16"/>
      <text:h text:style-name="Heading_20_3" text:outline-level="3">1.4.1 show binlog events</text:h>
      <text:p text:style-name="P20">在mysql数据库中通过【show binlog events in 'mastera.000001';】来查看日志内容；只能看到(db1.t1)表做了改动，但具体改了什么，就不知道了。</text:p>
      <text:p text:style-name="P16"/>
      <table:table table:name="Table8" table:style-name="Table8">
        <table:table-column table:style-name="Table8.A"/>
        <table:table-row>
          <table:table-cell table:style-name="Table8.A1" office:value-type="string">
            <text:p text:style-name="P18">mysql&gt; show binlog events in 'mastera.000001';</text:p>
            <text:p text:style-name="P18">+----------------+------+----------------+-----------+-------------+------------------------------------------------------+</text:p>
            <text:p text:style-name="P18">| Log_name <text:s text:c="6"/>| Pos <text:s/>| Event_type <text:s text:c="4"/>| Server_id | End_log_pos | Info <text:s text:c="48"/>|</text:p>
            <text:p text:style-name="P18">+----------------+------+----------------+-----------+-------------+------------------------------------------------------+</text:p>
            <text:p text:style-name="P18">| mastera.000001 | <text:s text:c="3"/>4 | Format_desc <text:s text:c="3"/>| <text:s text:c="8"/>1 | <text:s text:c="8"/>123 | Server ver: 5.7.10-log, Binlog ver: 4 <text:s text:c="15"/>|</text:p>
            <text:p text:style-name="P18">| mastera.000001 | <text:s/>123 | Previous_gtids | <text:s text:c="8"/>1 | <text:s text:c="8"/>154 | <text:s text:c="53"/>|</text:p>
            <text:p text:style-name="P18">| mastera.000001 | <text:s/>154 | Anonymous_Gtid | <text:s text:c="8"/>1 | <text:s text:c="8"/>219 | SET @@SESSION.GTID_NEXT= 'ANONYMOUS' <text:s text:c="16"/>|</text:p>
            <text:p text:style-name="P18">| mastera.000001 | <text:s/>219 | Query <text:s text:c="9"/>| <text:s text:c="8"/>1 | <text:s text:c="8"/>310 | create database db1 <text:s text:c="33"/>|</text:p>
            <text:p text:style-name="P18">| mastera.000001 | <text:s/>310 | Anonymous_Gtid | <text:s text:c="8"/>1 | <text:s text:c="8"/>375 | SET @@SESSION.GTID_NEXT= 'ANONYMOUS' <text:s text:c="16"/>|</text:p>
            <text:p text:style-name="P18">| mastera.000001 | <text:s/>375 | Query <text:s text:c="9"/>| <text:s text:c="8"/>1 | <text:s text:c="8"/>488 | use `db1`; create table t1 (id int,name varchar(20)) |</text:p>
            <text:p text:style-name="P18">| mastera.000001 | <text:s/>488 | Anonymous_Gtid | <text:s text:c="8"/>1 | <text:s text:c="8"/>553 | SET @@SESSION.GTID_NEXT= 'ANONYMOUS' <text:s text:c="16"/>|</text:p>
            <text:p text:style-name="P18">| mastera.000001 | <text:s/>553 | Query <text:s text:c="9"/>| <text:s text:c="8"/>1 | <text:s text:c="8"/>624 | BEGIN <text:s text:c="47"/>|</text:p>
            <text:p text:style-name="P18">| mastera.000001 | <text:s/>624 | Table_map <text:s text:c="5"/>| <text:s text:c="8"/>1 | <text:s text:c="8"/>671 | table_id: 108 (db1.t1) <text:s text:c="30"/>|</text:p>
            <text:p text:style-name="P18">| mastera.000001 | <text:s/>671 | Write_rows <text:s text:c="4"/>| <text:s text:c="8"/>1 | <text:s text:c="8"/>737 | table_id: 108 flags: STMT_END_F <text:s text:c="21"/>|</text:p>
            <text:p text:style-name="P18">| mastera.000001 | <text:s/>737 | Xid <text:s text:c="11"/>| <text:s text:c="8"/>1 | <text:s text:c="8"/>768 | COMMIT /* xid=7 */ <text:s text:c="34"/>|</text:p>
            <text:p text:style-name="P18">| mastera.000001 | <text:s/>768 | Anonymous_Gtid | <text:s text:c="8"/>1 | <text:s text:c="8"/>833 | SET @@SESSION.GTID_NEXT= 'ANONYMOUS' <text:s text:c="16"/>|</text:p>
            <text:p text:style-name="P18">| mastera.000001 | <text:s/>833 | Query <text:s text:c="9"/>| <text:s text:c="8"/>1 | <text:s text:c="8"/>901 | BEGIN <text:s text:c="47"/>|</text:p>
            <text:p text:style-name="P18">| mastera.000001 | <text:s/>901 | Table_map <text:s text:c="5"/>| <text:s text:c="8"/>1 | <text:s text:c="8"/>948 | table_id: 108 (db1.t1) <text:s text:c="30"/>|</text:p>
            <text:p text:style-name="P18">| mastera.000001 | <text:s/>948 | Delete_rows <text:s text:c="3"/>| <text:s text:c="8"/>1 | <text:s text:c="7"/>1014 | table_id: 108 flags: STMT_END_F <text:s text:c="21"/>|</text:p>
            <text:p text:style-name="P18">| mastera.000001 | 1014 | Xid <text:s text:c="11"/>| <text:s text:c="8"/>1 | <text:s text:c="7"/>1045 | COMMIT /* xid=16 */ <text:s text:c="33"/>|</text:p>
            <text:p text:style-name="P18">+----------------+------+----------------+-----------+-------------+------------------------------------------------------+</text:p>
            <text:p text:style-name="P18">16 rows in set (0.00 sec)</text:p>
            <text:p text:style-name="P16"/>
          </table:table-cell>
        </table:table-row>
      </table:table>
      <text:h text:style-name="Heading_20_3" text:outline-level="3"><text:soft-page-break/><text:span text:style-name="T8">1.4.2 mysqlbinlog</text:span></text:h>
      <text:p text:style-name="P21"><text:span text:style-name="T8">通过【mysqlbinlog mastera.000001】这里只能看到(db1.t1)表做了改动，但具体改了什么，同样也不知道。那么怎样才能看到到底改了什么呢？</text:span></text:p>
      <text:p text:style-name="P21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7"><text:span text:style-name="T8">Mysqlbinlog参数解释</text:span></text:p>
          </table:table-cell>
          <table:covered-table-cell/>
        </table:table-row>
        <table:table-row>
          <table:table-cell table:style-name="Table10.A2" office:value-type="string">
            <text:p text:style-name="P14"><text:span text:style-name="T8">--verbose(或-v)</text:span></text:p>
          </table:table-cell>
          <table:table-cell table:style-name="Table10.B2" office:value-type="string">
            <text:p text:style-name="P19"><text:span text:style-name="T8">将改动生成带注释的语句；</text:span></text:p>
          </table:table-cell>
        </table:table-row>
        <table:table-row>
          <table:table-cell table:style-name="Table10.A2" office:value-type="string">
            <text:p text:style-name="P14"><text:span text:style-name="T8">-v -v</text:span></text:p>
          </table:table-cell>
          <table:table-cell table:style-name="Table10.B2" office:value-type="string">
            <text:p text:style-name="P19"><text:span text:style-name="T8">会生成字段的类型、长度、是否为null等属性信息。</text:span></text:p>
          </table:table-cell>
        </table:table-row>
        <table:table-row>
          <table:table-cell table:style-name="Table10.A2" office:value-type="string">
            <text:p text:style-name="P14">--base64-output=DECODE-ROWS</text:p>
          </table:table-cell>
          <table:table-cell table:style-name="Table10.B2" office:value-type="string">
            <text:p text:style-name="P19"><text:span text:style-name="T9">去掉</text:span>BINLOG开头的那些信息，如下</text:p>
            <text:p text:style-name="P19">BINLOG '<text:tab/></text:p>
            <text:p text:style-name="P19">iaxjVw8BAAAAdwAAAHsAAAABAAQANS43LjEwLWxvZwAAAAAAAAAAAAAAAAAAAAAAAAAAAAAAAAAA</text:p>
            <text:p text:style-name="P19">AAAAAAAAAAAAAAAAAACJrGNXEzgNAAgAEgAEBAQEEgAAXwAEGggAAAAICAgCAAAACgoKKioAEjQA</text:p>
            <text:p text:style-name="P19">AVbNJnk=</text:p>
            <text:p text:style-name="P19">'/*!*/;</text:p>
          </table:table-cell>
        </table:table-row>
        <table:table-row>
          <table:table-cell table:style-name="Table10.B2" table:number-columns-spanned="2" office:value-type="string">
            <text:p text:style-name="P36">eg. mysqlbinlog mastera.000001 -v -v --base64-output=DECODE-ROWS</text:p>
          </table:table-cell>
          <table:covered-table-cell/>
        </table:table-row>
      </table:table>
      <text:p text:style-name="P21"><text:span text:style-name="T8"><text:tab/></text:span></text:p>
      <text:p text:style-name="P21"><text:span text:style-name="T8"><text:tab/><text:tab/><text:tab/></text:span></text:p>
      <text:p text:style-name="P21"><text:span text:style-name="T4"><text:tab/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4">[root@mastera0 mysql-binlog]# mysqlbinlog mastera.000001 -v -v --base64-output=DECODE-ROWS</text:p>
            <text:p text:style-name="P23">/*!50530 SET @@SESSION.PSEUDO_SLAVE_MODE=1*/;</text:p>
            <text:p text:style-name="P23">/*!50003 SET @OLD_COMPLETION_TYPE=@@COMPLETION_TYPE,COMPLETION_TYPE=0*/;</text:p>
            <text:p text:style-name="P23">DELIMITER /*!*/;</text:p>
            <text:p text:style-name="P23"># at 4</text:p>
            <text:p text:style-name="P23">#160617 15:53:45 server id 1 <text:s/>end_log_pos 123 CRC32 0x7926cd56 <text:tab/>Start: binlog v 4, server v 5.7.10-log created 160617 15:53:45 at startup</text:p>
            <text:p text:style-name="P23"># Warning: this binlog is either in use or was not closed properly.</text:p>
            <text:p text:style-name="P23">ROLLBACK/*!*/;</text:p>
            <text:p text:style-name="P23"># at 123</text:p>
            <text:p text:style-name="P23">#160617 15:53:45 server id 1 <text:s/>end_log_pos 154 CRC32 0xb6a9744f <text:tab/>Previous-GTIDs</text:p>
            <text:p text:style-name="P23"># [empty]</text:p>
            <text:p text:style-name="P23"># at 154</text:p>
            <text:p text:style-name="P23">#160617 16:00:20 server id 1 <text:s/>end_log_pos 219 CRC32 0xeb96e5d8 <text:tab/>Anonymous_GTID<text:tab/>last_committed=0<text:tab/>sequence_number=1</text:p>
            <text:p text:style-name="P23">SET @@SESSION.GTID_NEXT= 'ANONYMOUS'/*!*/;</text:p>
            <text:p text:style-name="P23"># at 219</text:p>
            <text:p text:style-name="P23">#160617 16:00:20 server id 1 <text:s/>end_log_pos 310 CRC32 0x91ad8fe9 <text:tab/>Query<text:tab/>thread_id=2<text:tab/>exec_time=0<text:tab/>error_code=0</text:p>
            <text:p text:style-name="P23">SET TIMESTAMP=1466150420/*!*/;</text:p>
            <text:p text:style-name="P23">SET @@session.pseudo_thread_id=2/*!*/;</text:p>
            <text:p text:style-name="P23">SET @@session.foreign_key_checks=1, @@session.sql_auto_is_null=0, @@session.unique_checks=1, @@session.autocommit=1/*!*/;</text:p>
            <text:p text:style-name="P23">SET @@session.sql_mode=1436549152/*!*/;</text:p>
            <text:p text:style-name="P23">SET @@session.auto_increment_increment=1, @@session.auto_increment_offset=1/*!*/;</text:p>
            <text:p text:style-name="P23">/*!\C utf8 *//*!*/;</text:p>
            <text:p text:style-name="P23">SET @@session.character_set_client=33,@@session.collation_connection=33,@@session.collation_server=8/*!*/;</text:p>
            <text:p text:style-name="P23"><text:soft-page-break/>SET @@session.lc_time_names=0/*!*/;</text:p>
            <text:p text:style-name="P23">SET @@session.collation_database=DEFAULT/*!*/;</text:p>
            <text:p text:style-name="P23">create database db1</text:p>
            <text:p text:style-name="P23">/*!*/;</text:p>
            <text:p text:style-name="P23"># at 310</text:p>
            <text:p text:style-name="P23">#160617 16:00:20 server id 1 <text:s/>end_log_pos 375 CRC32 0x60cc2f08 <text:tab/>Anonymous_GTID<text:tab/>last_committed=1<text:tab/>sequence_number=2</text:p>
            <text:p text:style-name="P23">SET @@SESSION.GTID_NEXT= 'ANONYMOUS'/*!*/;</text:p>
            <text:p text:style-name="P23"># at 375</text:p>
            <text:p text:style-name="P23">#160617 16:00:20 server id 1 <text:s/>end_log_pos 488 CRC32 0xeb1f4f7d <text:tab/>Query<text:tab/>thread_id=2<text:tab/>exec_time=0<text:tab/>error_code=0</text:p>
            <text:p text:style-name="P23">use `db1`/*!*/;</text:p>
            <text:p text:style-name="P23">SET TIMESTAMP=1466150420/*!*/;</text:p>
            <text:p text:style-name="P23">create table t1 (id int,name varchar(20))</text:p>
            <text:p text:style-name="P23">/*!*/;</text:p>
            <text:p text:style-name="P23"># at 488</text:p>
            <text:p text:style-name="P23">#160617 16:00:20 server id 1 <text:s/>end_log_pos 553 CRC32 0x84014ea9 <text:tab/>Anonymous_GTID<text:tab/>last_committed=2<text:tab/>sequence_number=3</text:p>
            <text:p text:style-name="P23">SET @@SESSION.GTID_NEXT= 'ANONYMOUS'/*!*/;</text:p>
            <text:p text:style-name="P23"># at 553</text:p>
            <text:p text:style-name="P23">#160617 16:00:20 server id 1 <text:s/>end_log_pos 624 CRC32 0xbb9b29c3 <text:tab/>Query<text:tab/>thread_id=2<text:tab/>exec_time=0<text:tab/>error_code=0</text:p>
            <text:p text:style-name="P23">SET TIMESTAMP=1466150420/*!*/;</text:p>
            <text:p text:style-name="P23">BEGIN</text:p>
            <text:p text:style-name="P23">/*!*/;</text:p>
            <text:p text:style-name="P23"># at 624</text:p>
            <text:p text:style-name="P23">#160617 16:00:20 server id 1 <text:s/>end_log_pos 671 CRC32 0x0d432006 <text:tab/>Table_map: `db1`.`t1` mapped to number 108</text:p>
            <text:p text:style-name="P23"># at 671</text:p>
            <text:p text:style-name="P23">#160617 16:00:20 server id 1 <text:s/>end_log_pos 737 CRC32 0x16745592 <text:tab/>Write_rows: table id 108 flags: STMT_END_F</text:p>
            <text:p text:style-name="P23">### INSERT INTO `db1`.`t1`</text:p>
            <text:p text:style-name="P23">### SET</text:p>
            <text:p text:style-name="P23">### <text:s text:c="2"/>@1=1 /* INT meta=0 nullable=1 is_null=0 */</text:p>
            <text:p text:style-name="P23">### <text:s text:c="2"/>@2='booboo' /* VARSTRING(20) meta=20 nullable=1 is_null=0 */</text:p>
            <text:p text:style-name="P23">### INSERT INTO `db1`.`t1`</text:p>
            <text:p text:style-name="P23">### SET</text:p>
            <text:p text:style-name="P23">### <text:s text:c="2"/>@1=2 /* INT meta=0 nullable=1 is_null=0 */</text:p>
            <text:p text:style-name="P23">### <text:s text:c="2"/>@2='tom' /* VARSTRING(20) meta=20 nullable=1 is_null=0 */</text:p>
            <text:p text:style-name="P23">### INSERT INTO `db1`.`t1`</text:p>
            <text:p text:style-name="P23">### SET</text:p>
            <text:p text:style-name="P23">### <text:s text:c="2"/>@1=3 /* INT meta=0 nullable=1 is_null=0 */</text:p>
            <text:p text:style-name="P23">### <text:s text:c="2"/>@2='mark' /* VARSTRING(20) meta=20 nullable=1 is_null=0 */</text:p>
            <text:p text:style-name="P23"># at 737</text:p>
            <text:p text:style-name="P23">#160617 16:00:20 server id 1 <text:s/>end_log_pos 768 CRC32 0xbd60b4ba <text:tab/>Xid = 7</text:p>
            <text:p text:style-name="P23">COMMIT/*!*/;</text:p>
            <text:p text:style-name="P23"># at 768</text:p>
            <text:p text:style-name="P23">#160617 16:02:43 server id 1 <text:s/>end_log_pos 833 CRC32 0xe2d2c4ee <text:tab/>Anonymous_GTID<text:tab/>last_committed=3<text:tab/>sequence_number=4</text:p>
            <text:p text:style-name="P23">SET @@SESSION.GTID_NEXT= 'ANONYMOUS'/*!*/;</text:p>
            <text:p text:style-name="P23"># at 833</text:p>
            <text:p text:style-name="P23">#160617 16:02:43 server id 1 <text:s/>end_log_pos 901 CRC32 0x4eae23f0 <text:tab/>Query<text:tab/>thread_id=3<text:tab/>exec_time=0<text:tab/>error_code=0</text:p>
            <text:p text:style-name="P23">SET TIMESTAMP=1466150563/*!*/;</text:p>
            <text:p text:style-name="P23"><text:soft-page-break/>BEGIN</text:p>
            <text:p text:style-name="P23">/*!*/;</text:p>
            <text:p text:style-name="P23"># at 901</text:p>
            <text:p text:style-name="P23">#160617 16:02:43 server id 1 <text:s/>end_log_pos 948 CRC32 0x888736f3 <text:tab/>Table_map: `db1`.`t1` mapped to number 108</text:p>
            <text:p text:style-name="P23"># at 948</text:p>
            <text:p text:style-name="P23">#160617 16:02:43 server id 1 <text:s/>end_log_pos 1014 CRC32 0x1c8e251f <text:tab/>Delete_rows: table id 108 flags: STMT_END_F</text:p>
            <text:p text:style-name="P23">### DELETE FROM `db1`.`t1`</text:p>
            <text:p text:style-name="P23">### WHERE</text:p>
            <text:p text:style-name="P23">### <text:s text:c="2"/>@1=1 /* INT meta=0 nullable=1 is_null=0 */</text:p>
            <text:p text:style-name="P23">### <text:s text:c="2"/>@2='booboo' /* VARSTRING(20) meta=20 nullable=1 is_null=0 */</text:p>
            <text:p text:style-name="P23">### DELETE FROM `db1`.`t1`</text:p>
            <text:p text:style-name="P23">### WHERE</text:p>
            <text:p text:style-name="P23">### <text:s text:c="2"/>@1=2 /* INT meta=0 nullable=1 is_null=0 */</text:p>
            <text:p text:style-name="P23">### <text:s text:c="2"/>@2='tom' /* VARSTRING(20) meta=20 nullable=1 is_null=0 */</text:p>
            <text:p text:style-name="P23">### DELETE FROM `db1`.`t1`</text:p>
            <text:p text:style-name="P23">### WHERE</text:p>
            <text:p text:style-name="P23">### <text:s text:c="2"/>@1=3 /* INT meta=0 nullable=1 is_null=0 */</text:p>
            <text:p text:style-name="P23">### <text:s text:c="2"/>@2='mark' /* VARSTRING(20) meta=20 nullable=1 is_null=0 */</text:p>
            <text:p text:style-name="P23"># at 1014</text:p>
            <text:p text:style-name="P23">#160617 16:02:43 server id 1 <text:s/>end_log_pos 1045 CRC32 0xfa0233c3 <text:tab/>Xid = 16</text:p>
            <text:p text:style-name="P23">COMMIT/*!*/;</text:p>
            <text:p text:style-name="P23">SET @@SESSION.GTID_NEXT= 'AUTOMATIC' /* added by mysqlbinlog */ /*!*/;</text:p>
            <text:p text:style-name="P23">DELIMITER ;</text:p>
            <text:p text:style-name="P23"># End of log file</text:p>
            <text:p text:style-name="P23">/*!50003 SET COMPLETION_TYPE=@OLD_COMPLETION_TYPE*/;</text:p>
            <text:p text:style-name="P23">/*!50530 SET @@SESSION.PSEUDO_SLAVE_MODE=0*/;</text:p>
            <text:p text:style-name="P23"/>
          </table:table-cell>
        </table:table-row>
      </table:table>
      <text:p text:style-name="P15"/>
      <text:h text:style-name="P37" text:outline-level="2">1.5 恢复数据</text:h>
      <text:p text:style-name="P24">假设目前的备份策略是<text:span text:style-name="T10">：</text:span>每天早上<text:span text:style-name="T10">8点全备份，打开了二进制日志，格式为row。</text:span></text:p>
      <text:p text:style-name="P22">现在，有人误操作将t1表的内容全部删除了，悲剧的是之前的全备份文件都没了<text:span text:style-name="T10">，</text:span>这个时候怎么恢复数据呢？</text:p>
      <text:p text:style-name="P25">思考<text:span text:style-name="T10">：如果格式是statment格式，在以上情况下，数据还能恢复吗？试想一下，statment格式中记录的是sql语句，就是【delete from db1.t1;】。如果要恢复难度跟数据库的二进制日志内容的复杂度有关了。总的来说，恢复起来比较困难的。</text:span></text:p>
      <text:p text:style-name="P25"/>
      <text:h text:style-name="Heading_20_3" text:outline-level="3">1.5.1 截取需要的信息</text:h>
      <text:p text:style-name="P26">我们可以看到在row格式下，删除的所有数据都被记录了下来<text:span text:style-name="T11">。</text:span></text:p>
      <text:p text:style-name="P26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<text:span text:style-name="T11">[root@mastera0 mysql-binlot]# mysqlbinlog mastera.000001 -v -v --base64-output=DECODE-ROWS|sed -n '/# at 948/,/COMMIT/p'</text:span></text:p>
            <text:p text:style-name="Table_20_Contents"># at 948</text:p>
            <text:p text:style-name="Table_20_Contents">#160617 16:02:43 server id 1 <text:s/>end_log_pos 1014 CRC32 0x1c8e251f <text:tab/>Delete_rows: table id 108 flags: STMT_END_F</text:p>
            <text:p text:style-name="Table_20_Contents">### DELETE FROM `db1`.`t1`</text:p>
            <text:p text:style-name="Table_20_Contents">### WHERE</text:p>
            <text:p text:style-name="Table_20_Contents">### <text:s text:c="2"/>@1=1 /* INT meta=0 nullable=1 is_null=0 */</text:p>
            <text:p text:style-name="Table_20_Contents">### <text:s text:c="2"/>@2='booboo' /* VARSTRING(20) meta=20 nullable=1 is_null=0 */</text:p>
            <text:p text:style-name="Table_20_Contents">### DELETE FROM `db1`.`t1`</text:p>
            <text:p text:style-name="Table_20_Contents">### WHERE</text:p>
            <text:p text:style-name="Table_20_Contents">### <text:s text:c="2"/>@1=2 /* INT meta=0 nullable=1 is_null=0 */</text:p>
            <text:p text:style-name="Table_20_Contents">### <text:s text:c="2"/>@2='tom' /* VARSTRING(20) meta=20 nullable=1 is_null=0 */</text:p>
            <text:p text:style-name="Table_20_Contents">### DELETE FROM `db1`.`t1`</text:p>
            <text:p text:style-name="Table_20_Contents">### WHERE</text:p>
            <text:p text:style-name="Table_20_Contents">### <text:s text:c="2"/>@1=3 /* INT meta=0 nullable=1 is_null=0 */</text:p>
            <text:p text:style-name="Table_20_Contents">### <text:s text:c="2"/>@2='mark' /* VARSTRING(20) meta=20 nullable=1 is_null=0 */</text:p>
            <text:p text:style-name="Table_20_Contents"># at 1014</text:p>
            <text:p text:style-name="Table_20_Contents">#160617 16:02:43 server id 1 <text:s/>end_log_pos 1045 CRC32 0xfa0233c3 <text:tab/>Xid = 16</text:p>
            <text:p text:style-name="Table_20_Contents"><text:span text:style-name="T11">COMMIT/*!*/;</text:span></text:p>
          </table:table-cell>
        </table:table-row>
      </table:table>
      <text:p text:style-name="P26"/>
      <text:p text:style-name="Text_20_body"/>
      <text:h text:style-name="P39" text:outline-level="3"><text:span text:style-name="T11">1.5.2 恢复数据</text:span></text:h>
      <text:p text:style-name="P26">在row格式下，第几列表示成“@n”，其中n是数字，比如“@1”代表第一列</text:p>
      <text:p text:style-name="P26">这个时候要恢复，可以将日志内容需要的部分修改成<text:span text:style-name="T11">recovery.sql</text:span></text:p>
      <text:p text:style-name="P2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7">[root@mastera0 ~]# vi recovery.sql</text:p>
            <text:p text:style-name="P26">insert into `db1`.`t1`</text:p>
            <text:p text:style-name="P26">values</text:p>
            <text:p text:style-name="P26">(1,'booboo'),</text:p>
            <text:p text:style-name="P26">(2,'tom'),</text:p>
            <text:p text:style-name="P26">(3,'mark<text:span text:style-name="T11">'</text:span>);</text:p>
            <text:p text:style-name="P26"/>
            <text:p text:style-name="P27">mysql&gt; select * from db1.t1;</text:p>
            <text:p text:style-name="P27">Empty set (0.03 sec)</text:p>
            <text:p text:style-name="P27"/>
            <text:p text:style-name="P26"><text:span text:style-name="T11">[root@mastera0 ~]# mysql -uroot -p'(Uploo00king)' &lt; recovery.sql</text:span></text:p>
            <text:p text:style-name="P27">mysql: [Warning] Using a password on the command line interface can be insecure.</text:p>
            <text:p text:style-name="P27"/>
            <text:p text:style-name="P27">mysql&gt; select * from db1.t1;</text:p>
            <text:p text:style-name="P27">+------+--------+</text:p>
            <text:p text:style-name="P27">| id <text:s text:c="2"/>| name <text:s text:c="2"/>|</text:p>
            <text:p text:style-name="P27">+------+--------+</text:p>
            <text:p text:style-name="P27">| <text:s text:c="3"/>1 | booboo |</text:p>
            <text:p text:style-name="P27">| <text:s text:c="3"/>2 | tom <text:s text:c="3"/>|</text:p>
            <text:p text:style-name="P27">| <text:s text:c="3"/>3 | mark <text:s text:c="2"/>|</text:p>
            <text:p text:style-name="P27">+------+--------+</text:p>
            <text:p text:style-name="P27">3 rows in set (0.00 sec)</text:p>
          </table:table-cell>
        </table:table-row>
      </table:table>
      <text:p text:style-name="P27"/>
      <text:p text:style-name="P27"/>
      <text:p text:style-name="P13">这里比较简单就直接手动修改，在真实环境中肯定需要写脚本——见附录<text:span text:style-name="T12">1。</text:span></text:p>
      <text:p text:style-name="P13"/>
      <text:p text:style-name="P13"/>
      <text:h text:style-name="P38" text:outline-level="1">情景2：数据更新了又想恢复，怎么做？</text:h>
      <text:h text:style-name="Heading_20_2" text:outline-level="2">2.1 数据更新</text:h>
      <text:p text:style-name="P6">将db1.t1表中的name列不小心都改为dabao，本来是只想改第一行的，结果忘记加where id=1；</text:p>
      <text:p text:style-name="P7">为了日志的易读性，这里刷新一个新日志来记录。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8">mysql&gt; flush logs;</text:p>
            <text:p text:style-name="P28">Query OK, 0 rows affected (0.60 sec)</text:p>
            <text:p text:style-name="P28">mysql&gt; select * from db1.t1;</text:p>
            <text:p text:style-name="P28">+------+--------+</text:p>
            <text:p text:style-name="P28">| id <text:s text:c="2"/>| name <text:s text:c="2"/>|</text:p>
            <text:p text:style-name="P28">+------+--------+</text:p>
            <text:p text:style-name="P28">| <text:s text:c="3"/>1 | booboo |</text:p>
            <text:p text:style-name="P28">| <text:s text:c="3"/>2 | tom <text:s text:c="3"/>|</text:p>
            <text:p text:style-name="P28">| <text:s text:c="3"/>3 | mark <text:s text:c="2"/>|</text:p>
            <text:p text:style-name="P28">+------+--------+</text:p>
            <text:p text:style-name="P28">3 rows in set (0.00 sec)</text:p>
            <text:p text:style-name="P28"></text:p>
            <text:p text:style-name="P28">mysql&gt; update db1.t1 set name='dabao';</text:p>
            <text:p text:style-name="P28">Query OK, 3 rows affected (0.52 sec)</text:p>
            <text:p text:style-name="P28">Rows matched: 3 <text:s/>Changed: 3 <text:s/>Warnings: 0</text:p>
            <text:p text:style-name="P28"></text:p>
            <text:p text:style-name="P28">mysql&gt; select * from db1.t1;</text:p>
            <text:p text:style-name="P28">+------+-------+</text:p>
            <text:p text:style-name="P28">| id <text:s text:c="2"/>| name <text:s/>|</text:p>
            <text:p text:style-name="P28">+------+-------+</text:p>
            <text:p text:style-name="P28">| <text:s text:c="3"/>1 | dabao |</text:p>
            <text:p text:style-name="P28">| <text:s text:c="3"/>2 | dabao |</text:p>
            <text:p text:style-name="P28">| <text:s text:c="3"/>3 | dabao |</text:p>
            <text:p text:style-name="P28">+------+-------+</text:p>
            <text:p text:style-name="P28">3 rows in set (0.00 sec)</text:p>
          </table:table-cell>
        </table:table-row>
      </table:table>
      <text:p text:style-name="P5"/>
      <text:p text:style-name="Text_20_body">看到第二列name已经全部更新为dabao了<text:span text:style-name="T13">。</text:span></text:p>
      <text:h text:style-name="P37" text:outline-level="2">2.2 查看日志</text:h>
      <text:p text:style-name="P6">row日志中不仅记录了修改后的数据，还记录了修改前的数据。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8">[root@mastera0 mysql-binlog]# mysqlbinlog mastera.000003 -v -v|sed -n '/UPDATE/,/COMMIT/p'</text:p>
            <text:p text:style-name="P28">### UPDATE `db1`.`t1`</text:p>
            <text:p text:style-name="P28">### WHERE</text:p>
            <text:p text:style-name="P28">### <text:s text:c="2"/>@1=1 /* INT meta=0 nullable=1 is_null=0 */</text:p>
            <text:p text:style-name="P28">### <text:s text:c="2"/>@2='booboo' /* VARSTRING(20) meta=20 nullable=1 is_null=0 */</text:p>
            <text:p text:style-name="P28">### SET</text:p>
            <text:p text:style-name="P28">### <text:s text:c="2"/>@1=1 /* INT meta=0 nullable=1 is_null=0 */</text:p>
            <text:p text:style-name="P28">### <text:s text:c="2"/>@2='dabao' /* VARSTRING(20) meta=20 nullable=1 is_null=0 */</text:p>
            <text:p text:style-name="P28">### UPDATE `db1`.`t1`</text:p>
            <text:p text:style-name="P28">### WHERE</text:p>
            <text:p text:style-name="P28">### <text:s text:c="2"/>@1=2 /* INT meta=0 nullable=1 is_null=0 */</text:p>
            <text:p text:style-name="P28">### <text:s text:c="2"/>@2='tom' /* VARSTRING(20) meta=20 nullable=1 is_null=0 */</text:p>
            <text:p text:style-name="P28">### SET</text:p>
            <text:p text:style-name="P28">### <text:s text:c="2"/>@1=2 /* INT meta=0 nullable=1 is_null=0 */</text:p>
            <text:p text:style-name="P28">### <text:s text:c="2"/>@2='dabao' /* VARSTRING(20) meta=20 nullable=1 is_null=0 */</text:p>
            <text:p text:style-name="P28">### UPDATE `db1`.`t1`</text:p>
            <text:p text:style-name="P28">### WHERE</text:p>
            <text:p text:style-name="P28">### <text:s text:c="2"/>@1=3 /* INT meta=0 nullable=1 is_null=0 */</text:p>
            <text:p text:style-name="P28">### <text:s text:c="2"/>@2='mark' /* VARSTRING(20) meta=20 nullable=1 is_null=0 */</text:p>
            <text:p text:style-name="P28">### SET</text:p>
            <text:p text:style-name="P28">### <text:s text:c="2"/>@1=3 /* INT meta=0 nullable=1 is_null=0 */</text:p>
            <text:p text:style-name="P28">### <text:s text:c="2"/>@2='dabao' /* VARSTRING(20) meta=20 nullable=1 is_null=0 */</text:p>
            <text:p text:style-name="P28"># at 434</text:p>
            <text:p text:style-name="P28">#160620 12:48:49 server id 1 <text:s/>end_log_pos 465 CRC32 0x1841a0ec <text:tab/>Xid = 34</text:p>
            <text:p text:style-name="P28">COMMIT/*!*/;</text:p>
          </table:table-cell>
        </table:table-row>
      </table:table>
      <text:p text:style-name="P6"/>
      <text:p text:style-name="Text_20_body"/>
      <text:h text:style-name="P37" text:outline-level="2">2.3 恢复数据</text:h>
      <text:p text:style-name="P29">根据日志生成<text:span text:style-name="T11">recovery.2.sql</text:span><text:span text:style-name="T14">，用vi编辑器</text:span></text:p>
      <text:p text:style-name="P30">:%s/###/ /g</text:p>
      <text:p text:style-name="P30">:%s/@1/id/g</text:p>
      <text:p text:style-name="P30">:%s/@2/name/g</text:p>
      <text:p text:style-name="P31">:%s/<text:span text:style-name="T14">SET/SEET</text:span>/g</text:p>
      <text:p text:style-name="P31"><text:span text:style-name="T14">:%s/WHERE/SET/g</text:span></text:p>
      <text:p text:style-name="P32">:%s/SEET/WHERE/g</text:p>
      <text:p text:style-name="P32">删除不需要的行，添加分号</text:p>
      <text:p text:style-name="P3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Table_20_Contents">[root@mastera0 ~]# cat recovery.2.sql </text:p>
            <text:p text:style-name="Table_20_Contents"><text:s text:c="2"/>UPDATE `db1`.`t1`</text:p>
            <text:p text:style-name="Table_20_Contents"><text:s text:c="2"/>SET</text:p>
            <text:p text:style-name="Table_20_Contents"><text:s text:c="4"/>name='booboo' /* VARSTRING(20) meta=20 nullable=1 is_null=0 */</text:p>
            <text:p text:style-name="Table_20_Contents"><text:s text:c="2"/>WHERE</text:p>
            <text:p text:style-name="Table_20_Contents"><text:s text:c="4"/>id=1 /* INT meta=0 nullable=1 is_null=0 */;</text:p>
            <text:p text:style-name="Table_20_Contents"><text:s text:c="2"/>UPDATE `db1`.`t1`</text:p>
            <text:p text:style-name="Table_20_Contents"><text:s text:c="2"/>SET</text:p>
            <text:p text:style-name="Table_20_Contents"><text:s text:c="4"/>name='tom' /* VARSTRING(20) meta=20 nullable=1 is_null=0 */</text:p>
            <text:p text:style-name="Table_20_Contents"><text:s text:c="2"/>WHERE</text:p>
            <text:p text:style-name="Table_20_Contents"><text:s text:c="4"/>id=2 /* INT meta=0 nullable=1 is_null=0 */;</text:p>
            <text:p text:style-name="Table_20_Contents"><text:s text:c="2"/>UPDATE `db1`.`t1`</text:p>
            <text:p text:style-name="Table_20_Contents"><text:s text:c="2"/>SET</text:p>
            <text:p text:style-name="Table_20_Contents"><text:s text:c="4"/>name='mark' /* VARSTRING(20) meta=20 nullable=1 is_null=0 */</text:p>
            <text:p text:style-name="Table_20_Contents"><text:s text:c="2"/>WHERE</text:p>
            <text:p text:style-name="Table_20_Contents"><text:s text:c="4"/>id=3 /* INT meta=0 nullable=1 is_null=0 */;</text:p>
            <text:p text:style-name="P32"/>
            <text:p text:style-name="P32">[root@mastera0 ~]# mysql -uroot -p'(Uploo00king)' &lt; recovery.2.sql </text:p>
            <text:p text:style-name="P32">mysql: [Warning] Using a password on the command line interface can be insecure.</text:p>
            <text:p text:style-name="P32"/>
            <text:p text:style-name="P32">mysql&gt; select * from db1.t1;</text:p>
            <text:p text:style-name="P32">+------+--------+</text:p>
            <text:p text:style-name="P32">| id <text:s text:c="2"/>| name <text:s text:c="2"/>|</text:p>
            <text:p text:style-name="P32">+------+--------+</text:p>
            <text:p text:style-name="P32">| <text:s text:c="3"/>1 | booboo |</text:p>
            <text:p text:style-name="P32">| <text:s text:c="3"/>2 | tom <text:s text:c="3"/>|</text:p>
            <text:p text:style-name="P32">| <text:s text:c="3"/>3 | mark <text:s text:c="2"/>|</text:p>
            <text:p text:style-name="P32">+------+--------+</text:p>
            <text:p text:style-name="P32">3 rows in set (0.00 sec)</text:p>
          </table:table-cell>
        </table:table-row>
      </table:table>
      <text:p text:style-name="P32"/>
      <text:p text:style-name="P32">这里数据量少<text:span text:style-name="T15">，用vi编辑器很快就能修改好，如果数据量大，建议自己写一个脚本来实现——附录1。</text:span></text:p>
      <text:p text:style-name="P35">附录<text:span text:style-name="T16">1——mysql-binlog-row-recovery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WenQuanYi Micro Hei Mono" svg:font-family="'WenQuanYi Micro Hei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nQuanYi Micro Hei Mono" fo:font-family="'WenQuanYi Micro Hei Mono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osk </meta:initial-creator>
    <meta:creation-date>2016-06-20T10:20:12.314080210</meta:creation-date>
    <dc:date>2016-06-20T19:13:31.602546358</dc:date>
    <dc:creator>kiosk </dc:creator>
    <meta:editing-duration>PT8H7M53S</meta:editing-duration>
    <meta:editing-cycles>14</meta:editing-cycles>
    <meta:generator>LibreOffice/4.1.6.2$Linux_X86_64 LibreOffice_project/40ff705089295be5be0aae9b15123f687c05b0a</meta:generator>
    <meta:document-statistic meta:table-count="14" meta:image-count="0" meta:object-count="0" meta:page-count="13" meta:paragraph-count="404" meta:word-count="3107" meta:character-count="15118" meta:non-whitespace-character-count="12299"/>
  </office:meta>
</office:document-meta>
</file>